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76E268BF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2cm" svg:height="16.665cm" svg:x="2.563cm" svg:y="6.517cm">
          <draw:image xlink:href="Pictures/100002010000025800000276E268B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2.8.2$Linux_X86_64 LibreOffice_project/420m0$Build-2</meta:generator>
  </office:meta>
</office:document-meta>
</file>